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65b7" officeooo:paragraph-rsid="001c65b7"/>
    </style:style>
    <style:style style:name="P2" style:family="paragraph" style:parent-style-name="Standard">
      <style:text-properties fo:font-weight="bold" officeooo:rsid="001c65b7" officeooo:paragraph-rsid="001c65b7" style:font-weight-asian="bold" style:font-weight-complex="bold"/>
    </style:style>
    <style:style style:name="P3" style:family="paragraph" style:parent-style-name="Standard">
      <style:text-properties officeooo:rsid="001c80ee" officeooo:paragraph-rsid="001c80ee"/>
    </style:style>
    <style:style style:name="P4" style:family="paragraph" style:parent-style-name="Standard">
      <style:text-properties officeooo:rsid="001c65b7" officeooo:paragraph-rsid="001c65b7" fo:background-color="#ffff00"/>
    </style:style>
    <style:style style:name="P5" style:family="paragraph" style:parent-style-name="Standard">
      <style:text-properties officeooo:rsid="001e73e7" officeooo:paragraph-rsid="001e73e7"/>
    </style:style>
    <style:style style:name="P6" style:family="paragraph" style:parent-style-name="Text_20_body">
      <style:text-properties officeooo:rsid="001e73e7" officeooo:paragraph-rsid="001e73e7"/>
    </style:style>
    <style:style style:name="P7" style:family="paragraph" style:parent-style-name="Standard">
      <style:paragraph-properties fo:text-align="justify" style:justify-single-word="false"/>
      <style:text-properties fo:font-weight="normal" officeooo:rsid="001e73e7" officeooo:paragraph-rsid="001e73e7" style:font-weight-asian="normal" style:font-weight-complex="normal"/>
    </style:style>
    <style:style style:name="P8" style:family="paragraph" style:parent-style-name="Text_20_body">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officeooo:rsid="001d81f9"/>
    </style:style>
    <style:style style:name="T3" style:family="text">
      <style:text-properties officeooo:rsid="002172d5"/>
    </style:style>
    <style:style style:name="T4" style:family="text">
      <style:text-properties officeooo:rsid="0022e88a"/>
    </style:style>
    <style:style style:name="T5" style:family="text">
      <style:text-properties officeooo:rsid="00230b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thom: Petrochemicals Microblog <text:span text:style-name="T2">+ AI Enhanced </text:span></text:p>
      <text:p text:style-name="P1"/>
      <text:p text:style-name="P1">Tagline Options:</text:p>
      <text:p text:style-name="P1"/>
      <text:p text:style-name="P1"><text:s text:c="4"/>"Depth in every post"</text:p>
      <text:p text:style-name="P1"/>
      <text:p text:style-name="P1"><text:s text:c="4"/>"Market intelligence, distilled"</text:p>
      <text:p text:style-name="P1"/>
      <text:p text:style-name="P1"><text:s text:c="4"/>"Navigate petrochemical markets"</text:p>
      <text:p text:style-name="P1"/>
      <text:p text:style-name="P1"><text:s text:c="4"/>"The pulse of petrochemicals"</text:p>
      <text:p text:style-name="P1"/>
      <text:p text:style-name="P1"/>
      <text:p text:style-name="P1">Color Scheme (Petrochemical Inspired):</text:p>
      <text:p text:style-name="P1"/>
      <text:p text:style-name="P1"><text:s text:c="4"/>Primary: Deep Ocean Blue (#1E3A8A) - represents depth, shipping, professionalism</text:p>
      <text:p text:style-name="P1"/>
      <text:p text:style-name="P1"><text:s text:c="4"/>Secondary: Refinery Orange (#F97316) - energy, processing, alerts</text:p>
      <text:p text:style-name="P1"/>
      <text:p text:style-name="P1"><text:s text:c="4"/>Accent: Polymer White (#F8FAFC) - purity, clarity</text:p>
      <text:p text:style-name="P1"/>
      <text:p text:style-name="P1"><text:s text:c="4"/>Success: Ethylene Green (#10B981) - growth, positive</text:p>
      <text:p text:style-name="P1"/>
      <text:p text:style-name="P1"><text:s text:c="4"/>Warning: Sulfur Yellow (#F59E0B) - caution, verification needed</text:p>
      <text:p text:style-name="P1"/>
      <text:p text:style-name="P1"/>
      <text:p text:style-name="P1"/>
      <text:p text:style-name="P1"/>
      <text:p text:style-name="P1">fathom-microblog/</text:p>
      <text:p text:style-name="P1">├── fathom/ <text:s text:c="19"/># Main package</text:p>
      <text:p text:style-name="P1">│ <text:s text:c="2"/>├── __init__.py <text:s text:c="10"/># Flask app factory</text:p>
      <text:p text:style-name="P1">│ <text:s text:c="2"/>├── models.py <text:s text:c="12"/># Database models</text:p>
      <text:p text:style-name="P1">│ <text:s text:c="2"/>├── routes/ <text:s text:c="14"/># Blueprints</text:p>
      <text:p text:style-name="P1">│ <text:s text:c="2"/>│ <text:s text:c="2"/>├── __init__.py</text:p>
      <text:p text:style-name="P1">│ <text:s text:c="2"/>│ <text:s text:c="2"/>├── auth.py</text:p>
      <text:p text:style-name="P1">│ <text:s text:c="2"/>│ <text:s text:c="2"/>├── posts.py</text:p>
      <text:p text:style-name="P1">│ <text:s text:c="2"/>│ <text:s text:c="2"/>├── users.py</text:p>
      <text:p text:style-name="P1">│ <text:s text:c="2"/>│ <text:s text:c="2"/>└── feed.py</text:p>
      <text:p text:style-name="P1">│ <text:s text:c="2"/>├── templates/</text:p>
      <text:p text:style-name="P1">│ <text:s text:c="2"/>│ <text:s text:c="2"/>├── base.html <text:s text:c="8"/># Base template with Fathom branding</text:p>
      <text:p text:style-name="P1">│ <text:s text:c="2"/>│ <text:s text:c="2"/>├── feed.html <text:s text:c="8"/># Main timeline</text:p>
      <text:p text:style-name="P1">│ <text:s text:c="2"/>│ <text:s text:c="2"/>├── post.html <text:s text:c="8"/># Single post view</text:p>
      <text:p text:style-name="P1">│ <text:s text:c="2"/>│ <text:s text:c="2"/>├── profile.html <text:s text:c="5"/># User profile</text:p>
      <text:p text:style-name="P1">│ <text:s text:c="2"/>│ <text:s text:c="2"/>└── auth/ <text:s text:c="12"/># Auth templates</text:p>
      <text:p text:style-name="P1">│ <text:s text:c="2"/>├── static/</text:p>
      <text:p text:style-name="P1">│ <text:s text:c="2"/>│ <text:s text:c="2"/>├── css/</text:p>
      <text:p text:style-name="P1">│ <text:s text:c="2"/>│ <text:s text:c="2"/>│ <text:s text:c="2"/>└── fathom.css <text:s text:c="3"/># Custom Fathom styling</text:p>
      <text:p text:style-name="P1">│ <text:s text:c="2"/>│ <text:s text:c="2"/>├── js/</text:p>
      <text:p text:style-name="P1">│ <text:s text:c="2"/>│ <text:s text:c="2"/>│ <text:s text:c="2"/>└── fathom.js <text:s text:c="4"/># Minimal JS for interactions</text:p>
      <text:p text:style-name="P1">│ <text:s text:c="2"/>│ <text:s text:c="2"/>└── images/</text:p>
      <text:p text:style-name="P1">│ <text:s text:c="2"/>│ <text:s text:c="6"/>└── logo.svg <text:s text:c="5"/># Fathom logo</text:p>
      <text:p text:style-name="P1">│ <text:s text:c="2"/>├── utils/</text:p>
      <text:p text:style-name="P1"><text:soft-page-break/>│ <text:s text:c="2"/>│ <text:s text:c="2"/>├── validators.py <text:s text:c="4"/># Custom validators</text:p>
      <text:p text:style-name="P1">│ <text:s text:c="2"/>│ <text:s text:c="2"/>└── helpers.py <text:s text:c="7"/># Helper functions</text:p>
      <text:p text:style-name="P1">│ <text:s text:c="2"/>└── config.py <text:s text:c="12"/># Configuration</text:p>
      <text:p text:style-name="P1">├── Dockerfile</text:p>
      <text:p text:style-name="P1">├── docker-compose.yml</text:p>
      <text:p text:style-name="P1">├── requirements.txt</text:p>
      <text:p text:style-name="P1">├── .env.example</text:p>
      <text:p text:style-name="P1">└── README.md <text:s text:c="17"/># Project documentation</text:p>
      <text:p text:style-name="P1"/>
      <text:p text:style-name="P1"/>
      <text:p text:style-name="P4">**<text:span text:style-name="T2">With AI – sentiment analysis + recommendation system</text:span></text:p>
      <text:p text:style-name="P1"># Your planned structure, plus:</text:p>
      <text:p text:style-name="P1">fathom/</text:p>
      <text:p text:style-name="P1">├── ai_services/ <text:s text:c="10"/># NEW: AI module</text:p>
      <text:p text:style-name="P1">│ <text:s text:c="2"/>├── __init__.py</text:p>
      <text:p text:style-name="P1">│ <text:s text:c="2"/>├── sentiment.py <text:s text:c="6"/># Sentiment analysis service</text:p>
      <text:p text:style-name="P1">│ <text:s text:c="2"/>├── embeddings.py <text:s text:c="5"/># Text embeddings for recommendations</text:p>
      <text:p text:style-name="P1">│ <text:s text:c="2"/>├── recommender.py <text:s text:c="4"/># Recommendation engine</text:p>
      <text:p text:style-name="P1">│ <text:s text:c="2"/>└── cache.py <text:s text:c="9"/># Redis cache for AI results</text:p>
      <text:p text:style-name="P1"/>
      <text:p text:style-name="P1"/>
      <text:p text:style-name="P1"/>
      <text:p text:style-name="P3">1. User experience flow</text:p>
      <text:p text:style-name="P3"/>
      <text:p text:style-name="P3"/>
      <text:p text:style-name="P1">[Login Screen]</text:p>
      <text:p text:style-name="P1">⎺⎺⎺⎺⎺⎺⎺⎺⎺⎺⎺⎺⎺⎺⎺⎺⎺⎺⎺⎺⎺⎺⎺⎺⎺⎺⎺⎺⎺</text:p>
      <text:p text:style-name="P1"><text:s text:c="3"/>Welcome to FATHOM</text:p>
      <text:p text:style-name="P1"><text:s text:c="2"/>Petrochemicals Microblog</text:p>
      <text:p text:style-name="P1">⎽⎽⎽⎽⎽⎽⎽⎽⎽⎽⎽⎽⎽⎽⎽⎽⎽⎽⎽⎽⎽⎽⎽⎽⎽⎽⎽⎽⎽</text:p>
      <text:p text:style-name="P1">Username: [___________]</text:p>
      <text:p text:style-name="P1">Password: [___________]</text:p>
      <text:p text:style-name="P1">[Login] [Register]</text:p>
      <text:p text:style-name="P1"/>
      <text:p text:style-name="P1"/>
      <text:p text:style-name="P3">2. Core Application Architecture</text:p>
      <text:p text:style-name="P3"/>
      <text:p text:style-name="P3">Database Schema Design</text:p>
      <text:p text:style-name="P3"/>
      <text:p text:style-name="P3"><text:s text:c="4"/>Users table (id, username, email, password_hash, display_name, bio, avatar, created_at)</text:p>
      <text:p text:style-name="P3"/>
      <text:p text:style-name="P3"><text:s text:c="4"/>Posts table (id, content, user_id, created_at, updated_at, parent_post_id for replies)</text:p>
      <text:p text:style-name="P3"/>
      <text:p text:style-name="P3"><text:s text:c="4"/>Follows table (follower_id, followed_id, created_at)</text:p>
      <text:p text:style-name="P3"/>
      <text:p text:style-name="P3"><text:s text:c="4"/>Likes table (user_id, post_id, created_at)</text:p>
      <text:p text:style-name="P3"/>
      <text:p text:style-name="P3"><text:s text:c="4"/>Hashtags &amp; Post_Tags tables (for categorizing petrochemical content)</text:p>
      <text:p text:style-name="P3"><text:span text:style-name="Strong_20_Emphasis"/></text:p>
      <text:p text:style-name="P3"><text:span text:style-name="Strong_20_Emphasis"><text:span text:style-name="T1">Backend Structure</text:span></text:span></text:p>
      <text:p text:style-name="P3"><text:span text:style-name="Strong_20_Emphasis"><text:span text:style-name="T1"/></text:span></text:p>
      <text:p text:style-name="P3"><text:span text:style-name="Strong_20_Emphasis"><text:span text:style-name="T1"><text:s text:c="4"/>Flask app factory pattern with blueprints</text:span></text:span></text:p>
      <text:p text:style-name="P3"><text:soft-page-break/><text:span text:style-name="Strong_20_Emphasis"><text:span text:style-name="T1"/></text:span></text:p>
      <text:p text:style-name="P3"><text:span text:style-name="Strong_20_Emphasis"><text:span text:style-name="T1"><text:s text:c="4"/>SQLAlchemy ORM for database operations</text:span></text:span></text:p>
      <text:p text:style-name="P3"><text:span text:style-name="Strong_20_Emphasis"><text:span text:style-name="T1"/></text:span></text:p>
      <text:p text:style-name="P3"><text:span text:style-name="Strong_20_Emphasis"><text:span text:style-name="T1"><text:s text:c="4"/>Flask-Login for session management</text:span></text:span></text:p>
      <text:p text:style-name="P3"><text:span text:style-name="Strong_20_Emphasis"><text:span text:style-name="T1"/></text:span></text:p>
      <text:p text:style-name="P3"><text:span text:style-name="Strong_20_Emphasis"><text:span text:style-name="T1"><text:s text:c="4"/>Flask-Migrate for database migrations</text:span></text:span></text:p>
      <text:p text:style-name="P3"><text:span text:style-name="Strong_20_Emphasis"><text:span text:style-name="T1"/></text:span></text:p>
      <text:p text:style-name="P3"><text:span text:style-name="Strong_20_Emphasis"><text:span text:style-name="T1"><text:s text:c="4"/>Password hashing with Werkzeug</text:span></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3. Authentication System Flow</text:span></text:span></text:p>
      <text:p text:style-name="P3"><text:span text:style-name="Strong_20_Emphasis"><text:span text:style-name="T1"/></text:span></text:p>
      <text:p text:style-name="P3"><text:span text:style-name="Strong_20_Emphasis"><text:span text:style-name="T1">Registration Screen</text:span></text:span></text:p>
      <text:p text:style-name="P3"><text:span text:style-name="Strong_20_Emphasis"><text:span text:style-name="T1">⎺⎺⎺⎺⎺⎺⎺⎺⎺⎺⎺⎺⎺⎺⎺⎺⎺⎺⎺⎺⎺⎺⎺⎺⎺⎺⎺⎺⎺</text:span></text:span></text:p>
      <text:p text:style-name="P3"><text:span text:style-name="Strong_20_Emphasis"><text:span text:style-name="T1"><text:s text:c="3"/>Join FATHOM Community</text:span></text:span></text:p>
      <text:p text:style-name="P3"><text:span text:style-name="Strong_20_Emphasis"><text:span text:style-name="T1"><text:s text:c="3"/>Petrochemical Professionals Network</text:span></text:span></text:p>
      <text:p text:style-name="P3"><text:span text:style-name="Strong_20_Emphasis"><text:span text:style-name="T1">⎽⎽⎽⎽⎽⎽⎽⎽⎽⎽⎽⎽⎽⎽⎽⎽⎽⎺⎽⎽⎽⎽⎽⎽⎽⎽⎽⎽⎽⎽⎽⎽⎽</text:span></text:span></text:p>
      <text:p text:style-name="P3"><text:span text:style-name="Strong_20_Emphasis"><text:span text:style-name="T1">Username: [___________] <text:s text:c="6"/>✓ Available</text:span></text:span></text:p>
      <text:p text:style-name="P3"><text:span text:style-name="Strong_20_Emphasis"><text:span text:style-name="T1">Email: <text:s text:c="3"/>[___________]</text:span></text:span></text:p>
      <text:p text:style-name="P3"><text:span text:style-name="Strong_20_Emphasis"><text:span text:style-name="T1">Display Name: [___________]</text:span></text:span></text:p>
      <text:p text:style-name="P3"><text:span text:style-name="Strong_20_Emphasis"><text:span text:style-name="T1">Password: [___________]</text:span></text:span></text:p>
      <text:p text:style-name="P3"><text:span text:style-name="Strong_20_Emphasis"><text:span text:style-name="T1">Confirm: <text:s/>[___________]</text:span></text:span></text:p>
      <text:p text:style-name="P3"><text:span text:style-name="Strong_20_Emphasis"><text:span text:style-name="T1"/></text:span></text:p>
      <text:p text:style-name="P3"><text:span text:style-name="Strong_20_Emphasis"><text:span text:style-name="T1">Industry: [Select ▾] <text:s text:c="9"/>(Refining, Petrochemicals, Plastics, etc.)</text:span></text:span></text:p>
      <text:p text:style-name="P3"><text:span text:style-name="Strong_20_Emphasis"><text:span text:style-name="T1">Specialty: [Select ▾] <text:s text:c="8"/>(Process Engineering, Logistics, Trading, etc.)</text:span></text:span></text:p>
      <text:p text:style-name="P3"><text:span text:style-name="Strong_20_Emphasis"><text:span text:style-name="T1"/></text:span></text:p>
      <text:p text:style-name="P3"><text:span text:style-name="Strong_20_Emphasis"><text:span text:style-name="T1">[Create Account] [Already have account?]</text:span></text:span></text:p>
      <text:p text:style-name="P3"><text:span text:style-name="Strong_20_Emphasis"><text:span text:style-name="T1"/></text:span></text:p>
      <text:p text:style-name="P3"><text:span text:style-name="Strong_20_Emphasis"><text:span text:style-name="T1">Terms: By joining, you agree to professional conduct guidelines</text:span></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4. Main Dashboard Experience</text:span></text:span></text:p>
      <text:p text:style-name="P3"><text:span text:style-name="Strong_20_Emphasis"><text:span text:style-name="T1"/></text:span></text:p>
      <text:p text:style-name="P3"><text:span text:style-name="Strong_20_Emphasis"><text:span text:style-name="T1">FATHOM Dashboard</text:span></text:span></text:p>
      <text:p text:style-name="P3"><text:span text:style-name="Strong_20_Emphasis"><text:span text:style-name="T1">⎺⎺⎺⎺⎺⎺⎺⎺⎺⎺⎺⎺⎺⎺⎺⎺⎺⎺⎺⎺⎺⎺⎺⎺⎺⎺⎺⎺⎺</text:span></text:span></text:p>
      <text:p text:style-name="P3"><text:span text:style-name="Strong_20_Emphasis"><text:span text:style-name="T1">Welcome back, [Alex Chen] <text:s text:c="13"/>[Search] [Notifications] [Profile]</text:span></text:span></text:p>
      <text:p text:style-name="P3"><text:span text:style-name="Strong_20_Emphasis"><text:span text:style-name="T1"/></text:span></text:p>
      <text:p text:style-name="P3"><text:span text:style-name="Strong_20_Emphasis"><text:span text:style-name="T1">+ CREATE POST <text:s text:c="25"/>TRENDING IN PETROCHEMICALS</text:span></text:span></text:p>
      <text:p text:style-name="P3"><text:span text:style-name="Strong_20_Emphasis"><text:span text:style-name="T1">[Share your insight...] <text:s text:c="14"/>#EthylenePrices ↑ 12%</text:span></text:span></text:p>
      <text:p text:style-name="P3"><text:span text:style-name="Strong_20_Emphasis"><text:span text:style-name="T1"><text:s text:c="38"/>#PPProduction ⚠ Supply Issues</text:span></text:span></text:p>
      <text:p text:style-name="P3"><text:span text:style-name="Strong_20_Emphasis"><text:span text:style-name="T1">[🔗 Link] [📊 Chart] [🏷️ Tag] <text:s text:c="8"/>#GreenPetrochemicals 🌱 42 discussions</text:span></text:span></text:p>
      <text:p text:style-name="P3"><text:span text:style-name="Strong_20_Emphasis"><text:span text:style-name="T1">[Post] <text:s text:c="31"/>#MiddleEastExpansion 18 updates</text:span></text:span></text:p>
      <text:p text:style-name="P3"><text:span text:style-name="Strong_20_Emphasis"><text:span text:style-name="T1"/></text:span></text:p>
      <text:p text:style-name="P3"><text:span text:style-name="Strong_20_Emphasis"><text:span text:style-name="T1">⎺⎺⎺⎺⎺⎺⎺⎺⎺⎺⎺⎺⎺⎺⎺⎺⎺⎺⎺⎺⎺⎺⎺⎺⎺⎺⎺⎺⎺⎺⎺⎺⎺⎺⎺⎺⎺⎺⎺⎺⎺⎺⎺⎺⎺⎺⎺⎺⎺⎺⎺⎺⎺⎺⎺⎺⎺⎺⎺⎺⎺⎺⎺⎺⎺⎺⎺⎺⎺⎺⎺⎺⎺⎺⎺⎺⎺⎺⎺⎺⎺⎺</text:span></text:span></text:p>
      <text:p text:style-name="P3"><text:span text:style-name="Strong_20_Emphasis"><text:span text:style-name="T1"/></text:span></text:p>
      <text:p text:style-name="P3"><text:span text:style-name="Strong_20_Emphasis"><text:span text:style-name="T1">YOUR FEED (Following + Industry Topics) <text:s text:c="7"/>SUGGESTED PROFESSIONALS</text:span></text:span></text:p>
      <text:p text:style-name="P3"><text:span text:style-name="Strong_20_Emphasis"><text:span text:style-name="T1">⎺⎺⎺⎺⎺⎺⎺⎺⎺⎺⎺⎺⎺⎺⎺⎺⎺⎺⎺⎺⎺⎺⎺⎺⎺⎺⎺⎺⎺⎺⎺⎺⎺⎺⎺⎺ <text:s text:c="8"/>⎺⎺⎺⎺⎺⎺⎺⎺⎺⎺⎺⎺⎺⎺⎺⎺⎺⎺⎺⎺⎺⎺⎺⎺⎺⎺⎺⎺⎺⎺⎺⎺⎺⎺⎺</text:span></text:span></text:p>
      <text:p text:style-name="P3"><text:span text:style-name="Strong_20_Emphasis"><text:span text:style-name="T1"/></text:span></text:p>
      <text:p text:style-name="P3"><text:span text:style-name="Strong_20_Emphasis"><text:span text:style-name="T1">Maria Rodriguez <text:s text:c="24"/>Sarah Chen <text:s text:c="10"/>Follow</text:span></text:span></text:p>
      <text:p text:style-name="P3"><text:span text:style-name="Strong_20_Emphasis"><text:span text:style-name="T1">Process Engineer @BASF <text:s text:c="17"/>Senior Trader <text:s text:c="7"/>[Follow]</text:span></text:span></text:p>
      <text:p text:style-name="P3"><text:soft-page-break/><text:span text:style-name="Strong_20_Emphasis"><text:span text:style-name="T1">2 hours ago <text:s text:c="27"/>Crude Oil Markets</text:span></text:span></text:p>
      <text:p text:style-name="P3"><text:span text:style-name="Strong_20_Emphasis"><text:span text:style-name="T1">Just wrapped up ethylene cracker <text:s text:c="6"/>15+ years experience</text:span></text:span></text:p>
      <text:p text:style-name="P3"><text:span text:style-name="Strong_20_Emphasis"><text:span text:style-name="T1">optimization. New catalyst showing</text:span></text:span></text:p>
      <text:p text:style-name="P3"><text:span text:style-name="Strong_20_Emphasis"><text:span text:style-name="T1">17% yield improvement! #Ethylene <text:s text:c="6"/>James Wilson <text:s text:c="8"/>Follow</text:span></text:span></text:p>
      <text:p text:style-name="P3"><text:span text:style-name="Strong_20_Emphasis"><text:span text:style-name="T1">#ProcessOptimization <text:s text:c="19"/>Supply Chain Dir <text:s text:c="4"/>[Follow]</text:span></text:span></text:p>
      <text:p text:style-name="P3"><text:span text:style-name="Strong_20_Emphasis"><text:span text:style-name="T1"><text:s text:c="40"/>5 mutual connections</text:span></text:span></text:p>
      <text:p text:style-name="P3"><text:span text:style-name="Strong_20_Emphasis"><text:span text:style-name="T1">⎺ 42 Likes <text:s text:c="2"/>↘ 8 Replies <text:s text:c="2"/>↗ Share</text:span></text:span></text:p>
      <text:p text:style-name="P3"><text:span text:style-name="Strong_20_Emphasis"><text:span text:style-name="T1"/></text:span></text:p>
      <text:p text:style-name="P3"><text:span text:style-name="Strong_20_Emphasis"><text:span text:style-name="T1">David Kim <text:s text:c="29"/>INDUSTRY INSIGHTS</text:span></text:span></text:p>
      <text:p text:style-name="P3"><text:span text:style-name="Strong_20_Emphasis"><text:span text:style-name="T1">Market Analyst @IHS Markit <text:s text:c="13"/>⎺⎺⎺⎺⎺⎺⎺⎺⎺⎺⎺⎺⎺⎺⎺⎺⎺⎺⎺⎺⎺⎺⎺⎺⎺⎺⎺</text:span></text:span></text:p>
      <text:p text:style-name="P3"><text:span text:style-name="Strong_20_Emphasis"><text:span text:style-name="T1">4 hours ago <text:s text:c="27"/>• Asian PX prices stabilizing</text:span></text:span></text:p>
      <text:p text:style-name="P3"><text:span text:style-name="Strong_20_Emphasis"><text:span text:style-name="T1">Polypropylene supply tightness <text:s text:c="8"/>• New Saudi Aramco complex</text:span></text:span></text:p>
      <text:p text:style-name="P3"><text:span text:style-name="Strong_20_Emphasis"><text:span text:style-name="T1">expected through Q2. European <text:s text:c="10"/>commissioning Q3</text:span></text:span></text:p>
      <text:p text:style-name="P3"><text:span text:style-name="Strong_20_Emphasis"><text:span text:style-name="T1">imports filling gap but logistics <text:s text:c="5"/>• Bio-based polymers demand</text:span></text:span></text:p>
      <text:p text:style-name="P3"><text:span text:style-name="Strong_20_Emphasis"><text:span text:style-name="T1">bottlenecks emerging. #PP #Logistics <text:s text:c="2"/>up 28% YoY</text:span></text:span></text:p>
      <text:p text:style-name="P3"><text:span text:style-name="Strong_20_Emphasis"><text:span text:style-name="T1"/></text:span></text:p>
      <text:p text:style-name="P3"><text:span text:style-name="Strong_20_Emphasis"><text:span text:style-name="T1">#SupplyChain</text:span></text:span></text:p>
      <text:p text:style-name="P3"><text:span text:style-name="Strong_20_Emphasis"><text:span text:style-name="T1"/></text:span></text:p>
      <text:p text:style-name="P3"><text:span text:style-name="Strong_20_Emphasis"><text:span text:style-name="T1">⎺ 89 Likes <text:s text:c="2"/>↘ 23 Replies <text:s text:c="2"/>↗ Share</text:span></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5. Post Creation &amp; Interaction</text:span></text:span></text:p>
      <text:p text:style-name="P3"><text:span text:style-name="Strong_20_Emphasis"><text:span text:style-name="T1"/></text:span></text:p>
      <text:p text:style-name="P3"><text:span text:style-name="Strong_20_Emphasis"><text:span text:style-name="T1">Post Types:</text:span></text:span></text:p>
      <text:p text:style-name="P3"><text:span text:style-name="Strong_20_Emphasis"><text:span text:style-name="T1"/></text:span></text:p>
      <text:p text:style-name="P3"><text:span text:style-name="Strong_20_Emphasis"><text:span text:style-name="T1"><text:s text:c="4"/>Text Post - Standard microblog update</text:span></text:span></text:p>
      <text:p text:style-name="P3"><text:span text:style-name="Strong_20_Emphasis"><text:span text:style-name="T1"/></text:span></text:p>
      <text:p text:style-name="P3"><text:span text:style-name="Strong_20_Emphasis"><text:span text:style-name="T1"><text:s text:c="4"/>Chart Post - Upload/attach price charts, production graphs</text:span></text:span></text:p>
      <text:p text:style-name="P3"><text:span text:style-name="Strong_20_Emphasis"><text:span text:style-name="T1"/></text:span></text:p>
      <text:p text:style-name="P3"><text:span text:style-name="Strong_20_Emphasis"><text:span text:style-name="T1"><text:s text:c="4"/>Link Post - Share articles, reports, market data</text:span></text:span></text:p>
      <text:p text:style-name="P3"><text:span text:style-name="Strong_20_Emphasis"><text:span text:style-name="T1"/></text:span></text:p>
      <text:p text:style-name="P3"><text:span text:style-name="Strong_20_Emphasis"><text:span text:style-name="T1"><text:s text:c="4"/>Poll Post - Industry questions ("Q2 ethylene outlook?")</text:span></text:span></text:p>
      <text:p text:style-name="P3"><text:span text:style-name="Strong_20_Emphasis"><text:span text:style-name="T1"/></text:span></text:p>
      <text:p text:style-name="P3"><text:span text:style-name="Strong_20_Emphasis"><text:span text:style-name="T1"><text:s text:c="4"/>Event Post - Conference announcements, plant shutdowns</text:span></text:span></text:p>
      <text:p text:style-name="P3"><text:span text:style-name="Strong_20_Emphasis"><text:span text:style-name="T1"/></text:span></text:p>
      <text:p text:style-name="P3"><text:span text:style-name="Strong_20_Emphasis"><text:span text:style-name="T1">Interaction Features:</text:span></text:span></text:p>
      <text:p text:style-name="P3"><text:span text:style-name="Strong_20_Emphasis"><text:span text:style-name="T1"/></text:span></text:p>
      <text:p text:style-name="P3"><text:span text:style-name="Strong_20_Emphasis"><text:span text:style-name="T1"><text:s text:c="4"/>Like/Unlike with professional appreciation metrics</text:span></text:span></text:p>
      <text:p text:style-name="P3"><text:span text:style-name="Strong_20_Emphasis"><text:span text:style-name="T1"/></text:span></text:p>
      <text:p text:style-name="P3"><text:span text:style-name="Strong_20_Emphasis"><text:span text:style-name="T1"><text:s text:c="4"/>Reply threading with nested comments</text:span></text:span></text:p>
      <text:p text:style-name="P3"><text:span text:style-name="Strong_20_Emphasis"><text:span text:style-name="T1"/></text:span></text:p>
      <text:p text:style-name="P3"><text:span text:style-name="Strong_20_Emphasis"><text:span text:style-name="T1"><text:s text:c="4"/>Share/Repost with commentary</text:span></text:span></text:p>
      <text:p text:style-name="P3"><text:span text:style-name="Strong_20_Emphasis"><text:span text:style-name="T1"/></text:span></text:p>
      <text:p text:style-name="P3"><text:span text:style-name="Strong_20_Emphasis"><text:span text:style-name="T1"><text:s text:c="4"/>Bookmark for saving important insights</text:span></text:span></text:p>
      <text:p text:style-name="P3"><text:span text:style-name="Strong_20_Emphasis"><text:span text:style-name="T1"/></text:span></text:p>
      <text:p text:style-name="P3"><text:span text:style-name="Strong_20_Emphasis"><text:span text:style-name="T1"><text:s text:c="4"/>Tag other professionals (@mentions)</text:span></text:span></text:p>
      <text:p text:style-name="P3"><text:span text:style-name="Strong_20_Emphasis"><text:span text:style-name="T1"/></text:span></text:p>
      <text:p text:style-name="P3"><text:span text:style-name="Strong_20_Emphasis"><text:span text:style-name="T1"><text:s text:c="4"/>Hashtag categorization</text:span></text:span></text:p>
      <text:p text:style-name="P3"><text:span text:style-name="Strong_20_Emphasis"><text:span text:style-name="T1"/></text:span></text:p>
      <text:p text:style-name="P3"><text:span text:style-name="Strong_20_Emphasis"><text:span text:style-name="T1">6. User Profile &amp; Networking</text:span></text:span></text:p>
      <text:p text:style-name="P3"><text:span text:style-name="Strong_20_Emphasis"><text:span text:style-name="T1"/></text:span></text:p>
      <text:p text:style-name="P3"><text:span text:style-name="Strong_20_Emphasis"><text:span text:style-name="T1">Alex Chen's Profile</text:span></text:span></text:p>
      <text:p text:style-name="P3"><text:soft-page-break/><text:span text:style-name="Strong_20_Emphasis"><text:span text:style-name="T1">⎺⎺⎺⎺⎺⎺⎺⎺⎺⎺⎺⎺⎺⎺⎺⎺⎺⎺⎺⎺⎺⎺⎺⎺⎺⎺⎺⎺⎺</text:span></text:span></text:p>
      <text:p text:style-name="P3"><text:span text:style-name="Strong_20_Emphasis"><text:span text:style-name="T1">[Cover Photo] <text:s text:c="25"/>[Edit Profile] [Message]</text:span></text:span></text:p>
      <text:p text:style-name="P3"><text:span text:style-name="Strong_20_Emphasis"><text:span text:style-name="T1"/></text:span></text:p>
      <text:p text:style-name="P3"><text:span text:style-name="Strong_20_Emphasis"><text:span text:style-name="T1">[Avatar] Alex Chen</text:span></text:span></text:p>
      <text:p text:style-name="P3"><text:span text:style-name="Strong_20_Emphasis"><text:span text:style-name="T1">Senior Process Engineer @Dow Chemical</text:span></text:span></text:p>
      <text:p text:style-name="P3"><text:span text:style-name="Strong_20_Emphasis"><text:span text:style-name="T1">Houston, TX | Joined March 2023</text:span></text:span></text:p>
      <text:p text:style-name="P3"><text:span text:style-name="Strong_20_Emphasis"><text:span text:style-name="T1"/></text:span></text:p>
      <text:p text:style-name="P3"><text:span text:style-name="Strong_20_Emphasis"><text:span text:style-name="T1">Following 247 <text:s text:c="2"/>Followers 189 <text:s text:c="2"/>Posts 42 <text:s text:c="2"/>Reputation ★★★★☆</text:span></text:span></text:p>
      <text:p text:style-name="P3"><text:span text:style-name="Strong_20_Emphasis"><text:span text:style-name="T1"/></text:span></text:p>
      <text:p text:style-name="P3"><text:span text:style-name="Strong_20_Emphasis"><text:span text:style-name="T1">SPECIALTIES <text:s text:c="29"/>ACTIVITY METRICS</text:span></text:span></text:p>
      <text:p text:style-name="P3"><text:span text:style-name="Strong_20_Emphasis"><text:span text:style-name="T1">⎺⎺⎺⎺⎺⎺⎺⎺⎺⎺⎺⎺⎺⎺⎺⎺⎺⎺⎺⎺⎺⎺⎺ <text:s text:c="16"/>⎺⎺⎺⎺⎺⎺⎺⎺⎺⎺⎺⎺⎺⎺⎺⎺⎺⎺⎺⎺⎺⎺⎺</text:span></text:span></text:p>
      <text:p text:style-name="P3"><text:span text:style-name="Strong_20_Emphasis"><text:span text:style-name="T1">• Ethylene Cracking <text:s text:c="19"/>Most Discussed Topics:</text:span></text:span></text:p>
      <text:p text:style-name="P3"><text:span text:style-name="Strong_20_Emphasis"><text:span text:style-name="T1">• Catalyst Optimization <text:s text:c="15"/>1. Ethylene Yields (18 posts)</text:span></text:span></text:p>
      <text:p text:style-name="P3"><text:span text:style-name="Strong_20_Emphasis"><text:span text:style-name="T1">• Process Safety <text:s text:c="21"/>2. Catalyst Lifecycle (12)</text:span></text:span></text:p>
      <text:p text:style-name="P3"><text:span text:style-name="Strong_20_Emphasis"><text:span text:style-name="T1">• Energy Efficiency <text:s text:c="18"/>3. CCUS Integration (8)</text:span></text:span></text:p>
      <text:p text:style-name="P3"><text:span text:style-name="Strong_20_Emphasis"><text:span text:style-name="T1"/></text:span></text:p>
      <text:p text:style-name="P3"><text:span text:style-name="Strong_20_Emphasis"><text:span text:style-name="T1">RECENT POSTS <text:s text:c="25"/>CONNECTIONS</text:span></text:span></text:p>
      <text:p text:style-name="P3"><text:span text:style-name="Strong_20_Emphasis"><text:span text:style-name="T1">⎺⎺⎺⎺⎺⎺⎺⎺⎺⎺⎺⎺⎺⎺⎺⎺⎺⎺⎺⎺⎺⎺⎺ <text:s text:c="16"/>⎺⎺⎺⎺⎺⎺⎺⎺⎺⎺⎺⎺⎺⎺⎺⎺⎺⎺⎺</text:span></text:span></text:p>
      <text:p text:style-name="P3"><text:span text:style-name="Strong_20_Emphasis"><text:span text:style-name="T1">[Post 1] [Post 2] [Post 3] <text:s text:c="10"/>[Mutual Connections]</text:span></text:span></text:p>
      <text:p text:style-name="P3"><text:span text:style-name="Strong_20_Emphasis"><text:span text:style-name="T1"><text:s text:c="38"/>[Company Colleagues]</text:span></text:span></text:p>
      <text:p text:style-name="P3"><text:span text:style-name="Strong_20_Emphasis"><text:span text:style-name="T1"><text:s text:c="38"/>[Industry Peers]</text:span></text:span></text:p>
      <text:p text:style-name="P3"><text:span text:style-name="Strong_20_Emphasis"><text:span text:style-name="T1"/></text:span></text:p>
      <text:p text:style-name="P3"><text:span text:style-name="Strong_20_Emphasis"><text:span text:style-name="T1">7. Industry-Specific Features</text:span></text:span></text:p>
      <text:p text:style-name="P3"><text:span text:style-name="Strong_20_Emphasis"><text:span text:style-name="T1"/></text:span></text:p>
      <text:p text:style-name="P3"><text:span text:style-name="Strong_20_Emphasis"><text:span text:style-name="T1">Market Intelligence Hub</text:span></text:span></text:p>
      <text:p text:style-name="P3"><text:span text:style-name="Strong_20_Emphasis"><text:span text:style-name="T1"/></text:span></text:p>
      <text:p text:style-name="P3"><text:span text:style-name="Strong_20_Emphasis"><text:span text:style-name="T1"><text:s text:c="4"/>Real-time price indicators (ethylene, propylene, etc.)</text:span></text:span></text:p>
      <text:p text:style-name="P3"><text:span text:style-name="Strong_20_Emphasis"><text:span text:style-name="T1"/></text:span></text:p>
      <text:p text:style-name="P3"><text:span text:style-name="Strong_20_Emphasis"><text:span text:style-name="T1"><text:s text:c="4"/>Plant maintenance/outage tracking</text:span></text:span></text:p>
      <text:p text:style-name="P3"><text:span text:style-name="Strong_20_Emphasis"><text:span text:style-name="T1"/></text:span></text:p>
      <text:p text:style-name="P3"><text:span text:style-name="Strong_20_Emphasis"><text:span text:style-name="T1"><text:s text:c="4"/>Regulatory update feeds</text:span></text:span></text:p>
      <text:p text:style-name="P3"><text:span text:style-name="Strong_20_Emphasis"><text:span text:style-name="T1"/></text:span></text:p>
      <text:p text:style-name="P3"><text:span text:style-name="Strong_20_Emphasis"><text:span text:style-name="T1"><text:s text:c="4"/>Capacity expansion announcements</text:span></text:span></text:p>
      <text:p text:style-name="P3"><text:span text:style-name="Strong_20_Emphasis"><text:span text:style-name="T1"/></text:span></text:p>
      <text:p text:style-name="P3"><text:span text:style-name="Strong_20_Emphasis"><text:span text:style-name="T1">Knowledge Categories:</text:span></text:span></text:p>
      <text:p text:style-name="P3"><text:span text:style-name="Strong_20_Emphasis"><text:span text:style-name="T1"/></text:span></text:p>
      <text:p text:style-name="P3"><text:span text:style-name="Strong_20_Emphasis"><text:span text:style-name="T1"><text:s text:c="4"/>Feedstocks (Naphtha, Ethane, Propane)</text:span></text:span></text:p>
      <text:p text:style-name="P3"><text:span text:style-name="Strong_20_Emphasis"><text:span text:style-name="T1"/></text:span></text:p>
      <text:p text:style-name="P3"><text:span text:style-name="Strong_20_Emphasis"><text:span text:style-name="T1"><text:s text:c="4"/>Derivatives (Polyethylene, PVC, Styrene)</text:span></text:span></text:p>
      <text:p text:style-name="P3"><text:span text:style-name="Strong_20_Emphasis"><text:span text:style-name="T1"/></text:span></text:p>
      <text:p text:style-name="P3"><text:span text:style-name="Strong_20_Emphasis"><text:span text:style-name="T1"><text:s text:c="4"/>Technologies (Cracking, Polymerization)</text:span></text:span></text:p>
      <text:p text:style-name="P3"><text:span text:style-name="Strong_20_Emphasis"><text:span text:style-name="T1"/></text:span></text:p>
      <text:p text:style-name="P3"><text:span text:style-name="Strong_20_Emphasis"><text:span text:style-name="T1"><text:s text:c="4"/>Sustainability (Circular economy, CCUS)</text:span></text:span></text:p>
      <text:p text:style-name="P3"><text:span text:style-name="Strong_20_Emphasis"><text:span text:style-name="T1"/></text:span></text:p>
      <text:p text:style-name="P3"><text:span text:style-name="Strong_20_Emphasis"><text:span text:style-name="T1"><text:s text:c="4"/>Markets (Asia, ME, US, Europe)</text:span></text:span></text:p>
      <text:p text:style-name="P3"><text:span text:style-name="Strong_20_Emphasis"><text:span text:style-name="T1"/></text:span></text:p>
      <text:p text:style-name="P3"><text:span text:style-name="Strong_20_Emphasis"><text:span text:style-name="T1">Professional Directory:</text:span></text:span></text:p>
      <text:p text:style-name="P3"><text:span text:style-name="Strong_20_Emphasis"><text:span text:style-name="T1"/></text:span></text:p>
      <text:p text:style-name="P3"><text:span text:style-name="Strong_20_Emphasis"><text:span text:style-name="T1"><text:s text:c="4"/>Search by company, role, specialty, location</text:span></text:span></text:p>
      <text:p text:style-name="P3"><text:span text:style-name="Strong_20_Emphasis"><text:span text:style-name="T1"/></text:span></text:p>
      <text:p text:style-name="P3"><text:soft-page-break/><text:span text:style-name="Strong_20_Emphasis"><text:span text:style-name="T1"><text:s text:c="4"/>Verified industry credentials</text:span></text:span></text:p>
      <text:p text:style-name="P3"><text:span text:style-name="Strong_20_Emphasis"><text:span text:style-name="T1"/></text:span></text:p>
      <text:p text:style-name="P3"><text:span text:style-name="Strong_20_Emphasis"><text:span text:style-name="T1"><text:s text:c="4"/>Activity and expertise rankings</text:span></text:span></text:p>
      <text:p text:style-name="P3"><text:span text:style-name="Strong_20_Emphasis"><text:span text:style-name="T1"/></text:span></text:p>
      <text:p text:style-name="P3"><text:span text:style-name="Strong_20_Emphasis"><text:span text:style-name="T1">8. Notification System</text:span></text:span></text:p>
      <text:p text:style-name="P3"><text:span text:style-name="Strong_20_Emphasis"><text:span text:style-name="T1"/></text:span></text:p>
      <text:p text:style-name="P3"><text:span text:style-name="Strong_20_Emphasis"><text:span text:style-name="T1">Notifications (3)</text:span></text:span></text:p>
      <text:p text:style-name="P3"><text:span text:style-name="Strong_20_Emphasis"><text:span text:style-name="T1">⎺⎺⎺⎺⎺⎺⎺⎺⎺⎺⎺⎺⎺⎺⎺⎺⎺⎺⎺⎺⎺⎺⎺⎺⎺⎺⎺⎺⎺</text:span></text:span></text:p>
      <text:p text:style-name="P3"><text:span text:style-name="Strong_20_Emphasis"><text:span text:style-name="T1">✅ Maria Rodriguez liked your post on catalyst efficiency</text:span></text:span></text:p>
      <text:p text:style-name="P3"><text:span text:style-name="Strong_20_Emphasis"><text:span text:style-name="T1">✅ New follower: James Wilson (Supply Chain @ExxonMobil)</text:span></text:span></text:p>
      <text:p text:style-name="P3"><text:span text:style-name="Strong_20_Emphasis"><text:span text:style-name="T1">🔔 David Kim mentioned you in a discussion on PP markets</text:span></text:span></text:p>
      <text:p text:style-name="P3"><text:span text:style-name="Strong_20_Emphasis"><text:span text:style-name="T1">📈 #EthylenePrices trending + 15 new posts</text:span></text:span></text:p>
      <text:p text:style-name="P3"><text:span text:style-name="Strong_20_Emphasis"><text:span text:style-name="T1">🤝 3 new professionals in your network suggested</text:span></text:span></text:p>
      <text:p text:style-name="P3"><text:span text:style-name="Strong_20_Emphasis"><text:span text:style-name="T1">📅 Reminder: Petrochemical Conference 2024 in 2 weeks</text:span></text:span></text:p>
      <text:p text:style-name="P3"><text:span text:style-name="Strong_20_Emphasis"><text:span text:style-name="T1"/></text:span></text:p>
      <text:p text:style-name="P3"/>
      <text:p text:style-name="P3"/>
      <text:p text:style-name="P5">(data sources) <text:s/>→ (price microservice) → (REDIS &lt;live prices&gt;)</text:p>
      <text:p text:style-name="P5"/>
      <text:p text:style-name="P5"><text:tab/><text:tab/><text:tab/><text:tab/>|<text:tab/><text:tab/><text:tab/>|</text:p>
      <text:p text:style-name="P5"><text:tab/><text:tab/><text:tab/>(Sqlite) <text:tab/>→ (analytical models)</text:p>
      <text:p text:style-name="P5"/>
      <text:p text:style-name="P5">┌─────────────────┐</text:p>
      <text:p text:style-name="P5">│ <text:s text:c="2"/>Python 3.11 <text:s text:c="2"/>│</text:p>
      <text:p text:style-name="P5">├─────────────────┤</text:p>
      <text:p text:style-name="P5">│ <text:s text:c="4"/>Flask <text:s text:c="6"/>│ <text:s/>← Web framework</text:p>
      <text:p text:style-name="P5">├─────────────────┤</text:p>
      <text:p text:style-name="P5">│ <text:s text:c="3"/>SQLite <text:s text:c="6"/>│ <text:s/>← Database (single file, no server)</text:p>
      <text:p text:style-name="P5">├─────────────────┤</text:p>
      <text:p text:style-name="P5">│ <text:s text:c="2"/>yfinance <text:s text:c="5"/>│ <text:s/>← Stock data</text:p>
      <text:p text:style-name="P5">├─────────────────┤</text:p>
      <text:p text:style-name="P5">│ <text:s text:c="3"/>Pandas <text:s text:c="6"/>│ <text:s/>← Data analysis</text:p>
      <text:p text:style-name="P5">├─────────────────┤</text:p>
      <text:p text:style-name="P5">│ <text:s text:c="3"/>Docker <text:s text:c="6"/>│ <text:s/>← Containerization</text:p>
      <text:p text:style-name="P5">└─────────────────┘</text:p>
      <text:p text:style-name="P5"/>
      <text:p text:style-name="P5"><text:s text:c="20"/>┌───────────────┐</text:p>
      <text:p text:style-name="P5"><text:s text:c="20"/>│ Yahoo Finance │</text:p>
      <text:p text:style-name="P5"><text:s text:c="20"/>│ <text:s text:c="2"/>(API) <text:s text:c="6"/>│</text:p>
      <text:p text:style-name="P5"><text:s text:c="20"/>└───────┬───────┘</text:p>
      <text:p text:style-name="P5"><text:s text:c="28"/>│</text:p>
      <text:p text:style-name="P5"><text:s text:c="20"/>┌───────▼───────┐</text:p>
      <text:p text:style-name="P5"><text:s text:c="20"/>│ <text:s/>Flask API <text:s text:c="3"/>│</text:p>
      <text:p text:style-name="P5"><text:s text:c="20"/>│ <text:s/>(Port 5000) <text:s/>│</text:p>
      <text:p text:style-name="P5"><text:s text:c="20"/>└───────┬───────┘</text:p>
      <text:p text:style-name="P5"><text:s text:c="28"/>│</text:p>
      <text:p text:style-name="P5"><text:s text:c="12"/>┌───────────────┼───────────────┐</text:p>
      <text:p text:style-name="P5"><text:s text:c="12"/>│ <text:s text:c="14"/>│ <text:s text:c="14"/>│</text:p>
      <text:p text:style-name="P5"><text:s text:c="4"/>┌───────▼───────┐ ┌─────▼─────┐ ┌───────▼───────┐</text:p>
      <text:p text:style-name="P5"><text:s text:c="4"/>│ <text:s text:c="2"/>SQLite DB <text:s text:c="2"/>│ │ Momentum <text:s/>│ │ <text:s/>HTML <text:s text:c="7"/>│</text:p>
      <text:p text:style-name="P5"><text:s text:c="4"/>│ <text:s/>(stocks.db) <text:s/>│ │ <text:s/>Model <text:s text:c="3"/>│ │ <text:s/>Dashboard <text:s text:c="2"/>│</text:p>
      <text:p text:style-name="P5"><text:s text:c="4"/>└───────────────┘ └───────────┘ └───────────────┘</text:p>
      <text:p text:style-name="P5"><text:soft-page-break/>stock-momentum-tracker/</text:p>
      <text:p text:style-name="P5">├── 📁 src/</text:p>
      <text:p text:style-name="P5">│ <text:s text:c="2"/>├── 📄 app.py <text:s text:c="19"/># Main Flask application</text:p>
      <text:p text:style-name="P5">│ <text:s text:c="2"/>├── 📄 database.py <text:s text:c="14"/># SQLite database operations</text:p>
      <text:p text:style-name="P5">│ <text:s text:c="2"/>├── 📄 models.py <text:s text:c="16"/># Momentum model calculations</text:p>
      <text:p text:style-name="P5">│ <text:s text:c="2"/>├── 📄 fetcher.py <text:s text:c="15"/># Yahoo Finance data fetching</text:p>
      <text:p text:style-name="P5">│ <text:s text:c="2"/>└── 📄 templates/</text:p>
      <text:p text:style-name="P5">│ <text:s text:c="6"/>└── 📄 dashboard.html <text:s text:c="7"/># HTML dashboard template</text:p>
      <text:p text:style-name="P5">│</text:p>
      <text:p text:style-name="P5">├── 📁 tests/</text:p>
      <text:p text:style-name="P5">│ <text:s text:c="2"/>├── 📄 test_models.py <text:s text:c="10"/># Unit tests for momentum model</text:p>
      <text:p text:style-name="P5">│ <text:s text:c="2"/>├── 📄 test_fetcher.py <text:s text:c="9"/># Tests for data fetching</text:p>
      <text:p text:style-name="P5">│ <text:s text:c="2"/>└── 📄 test_api.py <text:s text:c="13"/># API endpoint tests</text:p>
      <text:p text:style-name="P5">│</text:p>
      <text:p text:style-name="P5">├── 📁 data/ <text:s text:c="23"/># SQLite database folder</text:p>
      <text:p text:style-name="P5">│ <text:s text:c="2"/>└── 📄 stocks.db <text:s text:c="15"/># Auto-created (gitignored)</text:p>
      <text:p text:style-name="P5">│</text:p>
      <text:p text:style-name="P5">├── 📁 logs/ <text:s text:c="23"/># Application logs</text:p>
      <text:p text:style-name="P5">│ <text:s text:c="2"/>└── 📄 app.log <text:s text:c="17"/># Auto-created (gitignored)</text:p>
      <text:p text:style-name="P5">│</text:p>
      <text:p text:style-name="P5">├── 📁 config/</text:p>
      <text:p text:style-name="P5">│ <text:s text:c="2"/>└── 📄 settings.py <text:s text:c="13"/># Configuration variables</text:p>
      <text:p text:style-name="P5">│</text:p>
      <text:p text:style-name="P5">├── 📄 Dockerfile <text:s text:c="18"/># Docker container definition</text:p>
      <text:p text:style-name="P5">├── 📄 docker-compose.yml <text:s text:c="10"/># Multi-service setup</text:p>
      <text:p text:style-name="P5">├── 📄 requirements.txt <text:s text:c="12"/># Python dependencies</text:p>
      <text:p text:style-name="P5">├── 📄 .gitignore <text:s text:c="18"/># Git ignore file</text:p>
      <text:p text:style-name="P5">├── 📄 .env.example <text:s text:c="16"/># Environment variables template</text:p>
      <text:p text:style-name="P5">├── 📄 README.md <text:s text:c="19"/># Project documentation</text:p>
      <text:p text:style-name="P5">├── 📄 run.py <text:s text:c="22"/># Application entry point</text:p>
      <text:p text:style-name="P5">└── 📄 pyproject.toml <text:s text:c="13"/># Modern Python project config</text:p>
      <text:p text:style-name="P5"/>
      <text:p text:style-name="P5"/>
      <text:p text:style-name="P5"/>
      <text:p text:style-name="P5">stock-tracker/</text:p>
      <text:p text:style-name="P5">├── 📁 src/</text:p>
      <text:p text:style-name="P5">│ <text:s text:c="2"/>├── 📄 app.py <text:s text:c="13"/># Flask routes only</text:p>
      <text:p text:style-name="P5">│ <text:s text:c="2"/>├── 📄 database.py <text:s text:c="8"/># All DB operations</text:p>
      <text:p text:style-name="P5">│ <text:s text:c="2"/>├── 📄 fetcher.py <text:s text:c="9"/># Yahoo Finance logic</text:p>
      <text:p text:style-name="P5">│ <text:s text:c="2"/>└── 📄 models.py <text:s text:c="10"/># Momentum calculations</text:p>
      <text:p text:style-name="P5">├── 📁 data/ <text:s text:c="18"/># SQLite lives here</text:p>
      <text:p text:style-name="P5">├── 📄 requirements.txt</text:p>
      <text:p text:style-name="P5">├── 📄 Dockerfile</text:p>
      <text:p text:style-name="P5">├── 📄 docker-compose.yml</text:p>
      <text:p text:style-name="P5">├── 📄 .gitignore</text:p>
      <text:p text:style-name="P5">├── 📄 .env.example <text:s text:c="10"/># Environment variables template</text:p>
      <text:p text:style-name="P5">└── 📄 README.md</text:p>
      <text:p text:style-name="P5"/>
      <text:p text:style-name="P6"><text:span text:style-name="Strong_20_Emphasis"/></text:p>
      <text:p text:style-name="P6"><text:span text:style-name="Strong_20_Emphasis"/></text:p>
      <text:p text:style-name="P6"><text:span text:style-name="Strong_20_Emphasis"/></text:p>
      <text:p text:style-name="P6"><text:soft-page-break/><text:span text:style-name="Strong_20_Emphasis">Fathom </text:span><text:span text:style-name="Strong_20_Emphasis"><text:span text:style-name="T3">| Stocks Microservice</text:span></text:span> 🌊</text:p>
      <text:p text:style-name="P8"><text:span text:style-name="T3">A</text:span> <text:span text:style-name="T5">prototype </text:span>web application that helps investors track <text:span text:style-name="T4">3</text:span> stocks. The site pulls live market data from Yahoo Finance and displays each stock's performance over the past 6 months, showing whether they're trending up or down, how volatile they are, and key price levels. Built with Flask and packaged with Docker for easy deployment, the app automatically refreshes with the latest market data daily. <text:span text:style-name="Strong_20_Emphasis"><text:span text:style-name="T1">To ensure efficient data handling and reduce load times, Redis is implemented as a caching layer to store fetched stock data.</text:span></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7T18:05:07.642313442</meta:creation-date>
    <dc:date>2026-02-25T22:01:54.710293395</dc:date>
    <meta:editing-duration>PT44M1S</meta:editing-duration>
    <meta:editing-cycles>9</meta:editing-cycles>
    <meta:generator>LibreOffice/7.3.7.2$Linux_X86_64 LibreOffice_project/30$Build-2</meta:generator>
    <meta:document-statistic meta:table-count="0" meta:image-count="0" meta:object-count="0" meta:page-count="8" meta:paragraph-count="256" meta:word-count="1296" meta:character-count="10993" meta:non-whitespace-character-count="7959"/>
  </office:meta>
</office:document-meta>
</file>